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style:vertical-align="automatic" fo:wrap-option="wrap" fo:background-color="transparent"/>
    </style:style>
    <style:style style:name="ce6" style:family="table-cell" style:parent-style-name="Default" style:data-style-name="N3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vember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5">
            <text:p>Payroll staff;</text:p>
            <text:p>AO/AA;</text:p>
            <text:p>Headcount</text:p>
          </table:table-cell>
          <table:table-cell office:value-type="string" table:style-name="ce5">
            <text:p>Payroll staff;</text:p>
            <text:p>AO/AA;</text:p>
            <text:p>Full-time equivalent</text:p>
          </table:table-cell>
          <table:table-cell office:value-type="string" table:style-name="ce5">
            <text:p>Payroll staff;</text:p>
            <text:p>EO;</text:p>
            <text:p>Headcount</text:p>
          </table:table-cell>
          <table:table-cell office:value-type="string" table:style-name="ce5">
            <text:p>Payroll staff;</text:p>
            <text:p>EO;</text:p>
            <text:p>Full-time equivalent</text:p>
          </table:table-cell>
          <table:table-cell office:value-type="string" table:style-name="ce5">
            <text:p>Payroll staff;</text:p>
            <text:p>SEO/HEO;</text:p>
            <text:p>Headcount</text:p>
          </table:table-cell>
          <table:table-cell office:value-type="string" table:style-name="ce5">
            <text:p>Payroll staff;</text:p>
            <text:p>SEO/HEO;</text:p>
            <text:p>Full-time equivalent</text:p>
          </table:table-cell>
          <table:table-cell office:value-type="string" table:style-name="ce5">
            <text:p>Payroll staff;</text:p>
            <text:p>Grade 6/7;</text:p>
            <text:p>Headcount</text:p>
          </table:table-cell>
          <table:table-cell office:value-type="string" table:style-name="ce5">
            <text:p>Payroll staff;</text:p>
            <text:p>Grade 6/7;</text:p>
            <text:p>Full-time equivalent</text:p>
          </table:table-cell>
          <table:table-cell office:value-type="string" table:style-name="ce5">
            <text:p>Payroll staff;</text:p>
            <text:p>SCS;</text:p>
            <text:p>Headcount</text:p>
          </table:table-cell>
          <table:table-cell office:value-type="string" table:style-name="ce5">
            <text:p>Payroll staff;</text:p>
            <text:p>SCS;</text:p>
            <text:p>Full-time equivalent</text:p>
          </table:table-cell>
          <table:table-cell office:value-type="string" table:style-name="ce5">
            <text:p>Payroll staff;</text:p>
            <text:p>Other, unknown, unspecified;</text:p>
            <text:p>Headcount</text:p>
          </table:table-cell>
          <table:table-cell office:value-type="string" table:style-name="ce5">
            <text:p>Payroll staff;</text:p>
            <text:p>Other, unknown, unspecified;</text:p>
            <text:p>Full-time equivalent</text:p>
          </table:table-cell>
          <table:table-cell office:value-type="string" table:style-name="ce5">
            <text:p>Payroll staff;</text:p>
            <text:p>Total;</text:p>
            <text:p>Headcount</text:p>
          </table:table-cell>
          <table:table-cell office:value-type="string" table:style-name="ce5">
            <text:p>Payroll staff;</text:p>
            <text:p>Total;</text:p>
            <text:p>Full-time equivalent</text:p>
          </table:table-cell>
          <table:table-cell office:value-type="string" table:style-name="ce5">
            <text:p>Non-payroll staff;</text:p>
            <text:p>Admin and Clerical;</text:p>
            <text:p>Headcount</text:p>
          </table:table-cell>
          <table:table-cell office:value-type="string" table:style-name="ce5">
            <text:p>Non-payroll staff;</text:p>
            <text:p>Admin and Clerical;</text:p>
            <text:p>Full-time equivalent</text:p>
          </table:table-cell>
          <table:table-cell office:value-type="string" table:style-name="ce5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5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5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0" table:style-name="ce6">
            <text:p>320</text:p>
          </table:table-cell>
          <table:table-cell office:value-type="float" office:value="304.42001000000005" table:style-name="ce6">
            <text:p>304</text:p>
          </table:table-cell>
          <table:table-cell office:value-type="float" office:value="810" table:style-name="ce6">
            <text:p>810</text:p>
          </table:table-cell>
          <table:table-cell office:value-type="float" office:value="785.85973000000001" table:style-name="ce6">
            <text:p>786</text:p>
          </table:table-cell>
          <table:table-cell office:value-type="float" office:value="3888" table:style-name="ce6">
            <text:p>3,888</text:p>
          </table:table-cell>
          <table:table-cell office:value-type="float" office:value="3794.4247299999984" table:style-name="ce6">
            <text:p>3,794</text:p>
          </table:table-cell>
          <table:table-cell office:value-type="float" office:value="2205" table:style-name="ce6">
            <text:p>2,205</text:p>
          </table:table-cell>
          <table:table-cell office:value-type="float" office:value="2150.87887" table:style-name="ce6">
            <text:p>2,151</text:p>
          </table:table-cell>
          <table:table-cell office:value-type="float" office:value="166" table:style-name="ce6">
            <text:p>166</text:p>
          </table:table-cell>
          <table:table-cell office:value-type="float" office:value="163.26381000000001" table:style-name="ce6">
            <text:p>163</text:p>
          </table:table-cell>
          <table:table-cell office:value-type="float" office:value="33" table:style-name="ce6">
            <text:p>33</text:p>
          </table:table-cell>
          <table:table-cell office:value-type="float" office:value="31.418119999999998" table:style-name="ce6">
            <text:p>31</text:p>
          </table:table-cell>
          <table:table-cell office:value-type="float" office:value="7422" table:style-name="ce6">
            <text:p>7,422</text:p>
          </table:table-cell>
          <table:table-cell office:value-type="float" office:value="7230.2652699999999" table:style-name="ce6">
            <text:p>7,230</text:p>
          </table:table-cell>
          <table:table-cell office:value-type="float" office:value="82" table:style-name="ce6">
            <text:p>82</text:p>
          </table:table-cell>
          <table:table-cell office:value-type="float" office:value="78.2" table:style-name="ce6">
            <text:p>78</text:p>
          </table:table-cell>
          <table:table-cell office:value-type="float" office:value="48" table:style-name="ce6">
            <text:p>48</text:p>
          </table:table-cell>
          <table:table-cell office:value-type="float" office:value="41.14" table:style-name="ce6">
            <text:p>41</text:p>
          </table:table-cell>
          <table:table-cell office:value-type="float" office:value="529" table:style-name="ce6">
            <text:p>529</text:p>
          </table:table-cell>
          <table:table-cell office:value-type="float" office:value="528.4" table:style-name="ce4">
            <text:p>528</text:p>
          </table:table-cell>
          <table:table-cell office:value-type="float" office:value="659" table:style-name="ce4">
            <text:p>659</text:p>
          </table:table-cell>
          <table:table-cell office:value-type="float" office:value="647.74" table:style-name="ce4">
            <text:p>648</text:p>
          </table:table-cell>
          <table:table-cell office:value-type="float" office:value="0" table:style-name="ce4">
            <text:p>0</text:p>
          </table:table-cell>
          <table:table-cell office:value-type="float" office:value="8081" table:style-name="ce4">
            <text:p>8,081</text:p>
          </table:table-cell>
          <table:table-cell office:value-type="float" office:value="7878.0052699999997" table:style-name="ce4">
            <text:p>7,878</text:p>
          </table:table-cell>
          <table:table-cell office:value-type="float" office:value="27865254.539999995" table:style-name="ce4">
            <text:p>27,865,255</text:p>
          </table:table-cell>
          <table:table-cell office:value-type="float" office:value="1143651.17" table:style-name="ce4">
            <text:p>1,143,651</text:p>
          </table:table-cell>
          <table:table-cell office:value-type="float" office:value="442584.66" table:style-name="ce4">
            <text:p>442,585</text:p>
          </table:table-cell>
          <table:table-cell office:value-type="float" office:value="98877.21" table:style-name="ce4">
            <text:p>98,877</text:p>
          </table:table-cell>
          <table:table-cell office:value-type="float" office:value="7754538.6199999982" table:style-name="ce4">
            <text:p>7,754,539</text:p>
          </table:table-cell>
          <table:table-cell office:value-type="float" office:value="4311845.3999999994" table:style-name="ce4">
            <text:p>4,311,845</text:p>
          </table:table-cell>
          <table:table-cell office:value-type="float" office:value="41616751.599999994" table:style-name="ce4">
            <text:p>41,616,752</text:p>
          </table:table-cell>
          <table:table-cell office:value-type="float" office:value="9845733.5600000024" table:style-name="ce4">
            <text:p>9,845,734</text:p>
          </table:table-cell>
          <table:table-cell office:value-type="float" office:value="217218.65000000002" table:style-name="ce4">
            <text:p>217,219</text:p>
          </table:table-cell>
          <table:table-cell office:value-type="float" office:value="10062952.210000003" table:style-name="ce4">
            <text:p>10,062,952</text:p>
          </table:table-cell>
          <table:table-cell office:value-type="float" office:value="51679703.809999995" table:style-name="ce4">
            <text:p>51,679,70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9" table:style-name="ce6">
            <text:p>129</text:p>
          </table:table-cell>
          <table:table-cell office:value-type="float" office:value="116.58245000000002" table:style-name="ce6">
            <text:p>117</text:p>
          </table:table-cell>
          <table:table-cell office:value-type="float" office:value="103" table:style-name="ce6">
            <text:p>103</text:p>
          </table:table-cell>
          <table:table-cell office:value-type="float" office:value="96.992440000000016" table:style-name="ce6">
            <text:p>97</text:p>
          </table:table-cell>
          <table:table-cell office:value-type="float" office:value="87" table:style-name="ce6">
            <text:p>87</text:p>
          </table:table-cell>
          <table:table-cell office:value-type="float" office:value="84.459460000000021" table:style-name="ce6">
            <text:p>84</text:p>
          </table:table-cell>
          <table:table-cell office:value-type="float" office:value="12" table:style-name="ce6">
            <text:p>12</text:p>
          </table:table-cell>
          <table:table-cell office:value-type="float" office:value="10.24324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3" table:style-name="ce6">
            <text:p>333</text:p>
          </table:table-cell>
          <table:table-cell office:value-type="float" office:value="310.27759000000009" table:style-name="ce6">
            <text:p>3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3" table:style-name="ce4">
            <text:p>333</text:p>
          </table:table-cell>
          <table:table-cell office:value-type="float" office:value="310.27759000000009" table:style-name="ce4">
            <text:p>310</text:p>
          </table:table-cell>
          <table:table-cell office:value-type="float" office:value="797657.79" table:style-name="ce4">
            <text:p>797,658</text:p>
          </table:table-cell>
          <table:table-cell office:value-type="float" office:value="2215.89" table:style-name="ce4">
            <text:p>2,216</text:p>
          </table:table-cell>
          <table:table-cell office:value-type="float" office:value="18325.89" table:style-name="ce4">
            <text:p>18,326</text:p>
          </table:table-cell>
          <table:table-cell office:value-type="float" office:value="0" table:style-name="ce4">
            <text:p>0</text:p>
          </table:table-cell>
          <table:table-cell office:value-type="float" office:value="205177.49000000002" table:style-name="ce4">
            <text:p>205,177</text:p>
          </table:table-cell>
          <table:table-cell office:value-type="float" office:value="77405.919999999998" table:style-name="ce4">
            <text:p>77,406</text:p>
          </table:table-cell>
          <table:table-cell office:value-type="float" office:value="1100782.98" table:style-name="ce4">
            <text:p>1,100,7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00782.98" table:style-name="ce4">
            <text:p>1,100,78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42" table:style-name="ce6">
            <text:p>9,442</text:p>
          </table:table-cell>
          <table:table-cell office:value-type="float" office:value="8234.4735600001077" table:style-name="ce6">
            <text:p>8,234</text:p>
          </table:table-cell>
          <table:table-cell office:value-type="float" office:value="2901" table:style-name="ce6">
            <text:p>2,901</text:p>
          </table:table-cell>
          <table:table-cell office:value-type="float" office:value="2744.6790599999981" table:style-name="ce6">
            <text:p>2,745</text:p>
          </table:table-cell>
          <table:table-cell office:value-type="float" office:value="2855" table:style-name="ce6">
            <text:p>2,855</text:p>
          </table:table-cell>
          <table:table-cell office:value-type="float" office:value="2701.9702999999977" table:style-name="ce6">
            <text:p>2,702</text:p>
          </table:table-cell>
          <table:table-cell office:value-type="float" office:value="767" table:style-name="ce6">
            <text:p>767</text:p>
          </table:table-cell>
          <table:table-cell office:value-type="float" office:value="747.76943000000028" table:style-name="ce6">
            <text:p>748</text:p>
          </table:table-cell>
          <table:table-cell office:value-type="float" office:value="69" table:style-name="ce6">
            <text:p>69</text:p>
          </table:table-cell>
          <table:table-cell office:value-type="float" office:value="68.666669999999996" table:style-name="ce6">
            <text:p>6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034" table:style-name="ce6">
            <text:p>16,034</text:p>
          </table:table-cell>
          <table:table-cell office:value-type="float" office:value="14497.559020000104" table:style-name="ce6">
            <text:p>14,498</text:p>
          </table:table-cell>
          <table:table-cell office:value-type="float" office:value="1670.51" table:style-name="ce6">
            <text:p>1,671</text:p>
          </table:table-cell>
          <table:table-cell office:value-type="float" office:value="1670.51" table:style-name="ce6">
            <text:p>1,671</text:p>
          </table:table-cell>
          <table:table-cell office:value-type="float" office:value="12.01" table:style-name="ce6">
            <text:p>12</text:p>
          </table:table-cell>
          <table:table-cell office:value-type="float" office:value="12.01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82.52" table:style-name="ce4">
            <text:p>1,683</text:p>
          </table:table-cell>
          <table:table-cell office:value-type="float" office:value="1682.52" table:style-name="ce4">
            <text:p>1,683</text:p>
          </table:table-cell>
          <table:table-cell office:value-type="float" office:value="0" table:style-name="ce4">
            <text:p>0</text:p>
          </table:table-cell>
          <table:table-cell office:value-type="float" office:value="17716.52" table:style-name="ce4">
            <text:p>17,717</text:p>
          </table:table-cell>
          <table:table-cell office:value-type="float" office:value="16180.079020000105" table:style-name="ce4">
            <text:p>16,180</text:p>
          </table:table-cell>
          <table:table-cell office:value-type="float" office:value="35985743.890000001" table:style-name="ce4">
            <text:p>35,985,744</text:p>
          </table:table-cell>
          <table:table-cell office:value-type="float" office:value="656193.16999999993" table:style-name="ce4">
            <text:p>656,193</text:p>
          </table:table-cell>
          <table:table-cell office:value-type="float" office:value="456894.5" table:style-name="ce4">
            <text:p>456,895</text:p>
          </table:table-cell>
          <table:table-cell office:value-type="float" office:value="546983.97" table:style-name="ce4">
            <text:p>546,984</text:p>
          </table:table-cell>
          <table:table-cell office:value-type="float" office:value="9611090.4900000002" table:style-name="ce4">
            <text:p>9,611,090</text:p>
          </table:table-cell>
          <table:table-cell office:value-type="float" office:value="3629451.68" table:style-name="ce4">
            <text:p>3,629,452</text:p>
          </table:table-cell>
          <table:table-cell office:value-type="float" office:value="50886357.700000003" table:style-name="ce4">
            <text:p>50,886,358</text:p>
          </table:table-cell>
          <table:table-cell office:value-type="float" office:value="5962275.6900000004" table:style-name="ce4">
            <text:p>5,962,276</text:p>
          </table:table-cell>
          <table:table-cell office:value-type="float" office:value="68129.34" table:style-name="ce4">
            <text:p>68,129</text:p>
          </table:table-cell>
          <table:table-cell office:value-type="float" office:value="6030405.0300000003" table:style-name="ce4">
            <text:p>6,030,405</text:p>
          </table:table-cell>
          <table:table-cell office:value-type="float" office:value="56916762.730000004" table:style-name="ce4">
            <text:p>56,916,76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92" table:style-name="ce6">
            <text:p>492</text:p>
          </table:table-cell>
          <table:table-cell office:value-type="float" office:value="436.4354899999999" table:style-name="ce6">
            <text:p>436</text:p>
          </table:table-cell>
          <table:table-cell office:value-type="float" office:value="349" table:style-name="ce6">
            <text:p>349</text:p>
          </table:table-cell>
          <table:table-cell office:value-type="float" office:value="324.07168000000001" table:style-name="ce6">
            <text:p>324</text:p>
          </table:table-cell>
          <table:table-cell office:value-type="float" office:value="320" table:style-name="ce6">
            <text:p>320</text:p>
          </table:table-cell>
          <table:table-cell office:value-type="float" office:value="306.48434000000015" table:style-name="ce6">
            <text:p>306</text:p>
          </table:table-cell>
          <table:table-cell office:value-type="float" office:value="97" table:style-name="ce6">
            <text:p>97</text:p>
          </table:table-cell>
          <table:table-cell office:value-type="float" office:value="95.421640000000011" table:style-name="ce6">
            <text:p>95</text:p>
          </table:table-cell>
          <table:table-cell office:value-type="float" office:value="11" table:style-name="ce6">
            <text:p>11</text:p>
          </table:table-cell>
          <table:table-cell office:value-type="float" office:value="10.06532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69" table:style-name="ce6">
            <text:p>1,269</text:p>
          </table:table-cell>
          <table:table-cell office:value-type="float" office:value="1172.47847" table:style-name="ce6">
            <text:p>1,17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69" table:style-name="ce4">
            <text:p>1,269</text:p>
          </table:table-cell>
          <table:table-cell office:value-type="float" office:value="1172.47847" table:style-name="ce4">
            <text:p>1,172</text:p>
          </table:table-cell>
          <table:table-cell office:value-type="float" office:value="3442562.6100000003" table:style-name="ce4">
            <text:p>3,442,563</text:p>
          </table:table-cell>
          <table:table-cell office:value-type="float" office:value="21831.15" table:style-name="ce4">
            <text:p>21,831</text:p>
          </table:table-cell>
          <table:table-cell office:value-type="float" office:value="19182.330000000002" table:style-name="ce4">
            <text:p>19,182</text:p>
          </table:table-cell>
          <table:table-cell office:value-type="float" office:value="54052.7" table:style-name="ce4">
            <text:p>54,053</text:p>
          </table:table-cell>
          <table:table-cell office:value-type="float" office:value="744692.08000000019" table:style-name="ce4">
            <text:p>744,692</text:p>
          </table:table-cell>
          <table:table-cell office:value-type="float" office:value="289414.5" table:style-name="ce4">
            <text:p>289,415</text:p>
          </table:table-cell>
          <table:table-cell office:value-type="float" office:value="4571735.370000001" table:style-name="ce4">
            <text:p>4,571,735</text:p>
          </table:table-cell>
          <table:table-cell office:value-type="float" office:value="20413.78" table:style-name="ce4">
            <text:p>20,414</text:p>
          </table:table-cell>
          <table:table-cell office:value-type="float" office:value="0" table:style-name="ce4">
            <text:p>0</text:p>
          </table:table-cell>
          <table:table-cell office:value-type="float" office:value="20413.78" table:style-name="ce4">
            <text:p>20,414</text:p>
          </table:table-cell>
          <table:table-cell office:value-type="float" office:value="4592149.1500000013" table:style-name="ce4">
            <text:p>4,592,14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981" table:style-name="ce6">
            <text:p>29,981</text:p>
          </table:table-cell>
          <table:table-cell office:value-type="float" office:value="28301.847350000531" table:style-name="ce6">
            <text:p>28,302</text:p>
          </table:table-cell>
          <table:table-cell office:value-type="float" office:value="7298" table:style-name="ce6">
            <text:p>7,298</text:p>
          </table:table-cell>
          <table:table-cell office:value-type="float" office:value="6971.5804400000525" table:style-name="ce6">
            <text:p>6,972</text:p>
          </table:table-cell>
          <table:table-cell office:value-type="float" office:value="7768" table:style-name="ce6">
            <text:p>7,768</text:p>
          </table:table-cell>
          <table:table-cell office:value-type="float" office:value="7431.7120400000231" table:style-name="ce6">
            <text:p>7,432</text:p>
          </table:table-cell>
          <table:table-cell office:value-type="float" office:value="976" table:style-name="ce6">
            <text:p>976</text:p>
          </table:table-cell>
          <table:table-cell office:value-type="float" office:value="956.65590000000009" table:style-name="ce6">
            <text:p>957</text:p>
          </table:table-cell>
          <table:table-cell office:value-type="float" office:value="59" table:style-name="ce6">
            <text:p>59</text:p>
          </table:table-cell>
          <table:table-cell office:value-type="float" office:value="58.6" table:style-name="ce6">
            <text:p>59</text:p>
          </table:table-cell>
          <table:table-cell office:value-type="float" office:value="22497" table:style-name="ce6">
            <text:p>22,497</text:p>
          </table:table-cell>
          <table:table-cell office:value-type="float" office:value="20868.311689999944" table:style-name="ce6">
            <text:p>20,868</text:p>
          </table:table-cell>
          <table:table-cell office:value-type="float" office:value="68579" table:style-name="ce6">
            <text:p>68,579</text:p>
          </table:table-cell>
          <table:table-cell office:value-type="float" office:value="64588.707420000545" table:style-name="ce6">
            <text:p>64,589</text:p>
          </table:table-cell>
          <table:table-cell office:value-type="float" office:value="1125.8480018359223" table:style-name="ce6">
            <text:p>1,126</text:p>
          </table:table-cell>
          <table:table-cell office:value-type="float" office:value="1125.8480018359223" table:style-name="ce6">
            <text:p>1,126</text:p>
          </table:table-cell>
          <table:table-cell office:value-type="float" office:value="0.2" table:style-name="ce6">
            <text:p>0</text:p>
          </table:table-cell>
          <table:table-cell office:value-type="float" office:value="0.2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26.0480018359224" table:style-name="ce4">
            <text:p>1,126</text:p>
          </table:table-cell>
          <table:table-cell office:value-type="float" office:value="1126.0480018359224" table:style-name="ce4">
            <text:p>1,126</text:p>
          </table:table-cell>
          <table:table-cell office:value-type="float" office:value="0" table:style-name="ce4">
            <text:p>0</text:p>
          </table:table-cell>
          <table:table-cell office:value-type="float" office:value="69705.048001835923" table:style-name="ce4">
            <text:p>69,705</text:p>
          </table:table-cell>
          <table:table-cell office:value-type="float" office:value="65714.755421836468" table:style-name="ce4">
            <text:p>65,715</text:p>
          </table:table-cell>
          <table:table-cell office:value-type="float" office:value="168735662.39000005" table:style-name="ce4">
            <text:p>168,735,662</text:p>
          </table:table-cell>
          <table:table-cell office:value-type="float" office:value="21346111.010000005" table:style-name="ce4">
            <text:p>21,346,111</text:p>
          </table:table-cell>
          <table:table-cell office:value-type="float" office:value="948016.67999999982" table:style-name="ce4">
            <text:p>948,017</text:p>
          </table:table-cell>
          <table:table-cell office:value-type="float" office:value="9053891.6799999978" table:style-name="ce4">
            <text:p>9,053,892</text:p>
          </table:table-cell>
          <table:table-cell office:value-type="float" office:value="49917518.109999999" table:style-name="ce4">
            <text:p>49,917,518</text:p>
          </table:table-cell>
          <table:table-cell office:value-type="float" office:value="20125206.370000001" table:style-name="ce4">
            <text:p>20,125,206</text:p>
          </table:table-cell>
          <table:table-cell office:value-type="float" office:value="270126406.24000007" table:style-name="ce4">
            <text:p>270,126,406</text:p>
          </table:table-cell>
          <table:table-cell office:value-type="float" office:value="4808907.4399999995" table:style-name="ce4">
            <text:p>4,808,907</text:p>
          </table:table-cell>
          <table:table-cell office:value-type="float" office:value="408658.64" table:style-name="ce4">
            <text:p>408,659</text:p>
          </table:table-cell>
          <table:table-cell office:value-type="float" office:value="5217566.0799999991" table:style-name="ce4">
            <text:p>5,217,566</text:p>
          </table:table-cell>
          <table:table-cell office:value-type="float" office:value="275343972.32000005" table:style-name="ce4">
            <text:p>275,343,97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107" table:style-name="ce6">
            <text:p>1,107</text:p>
          </table:table-cell>
          <table:table-cell office:value-type="float" office:value="1006.9235099999964" table:style-name="ce6">
            <text:p>1,007</text:p>
          </table:table-cell>
          <table:table-cell office:value-type="float" office:value="444" table:style-name="ce6">
            <text:p>444</text:p>
          </table:table-cell>
          <table:table-cell office:value-type="float" office:value="423.25026000000014" table:style-name="ce6">
            <text:p>423</text:p>
          </table:table-cell>
          <table:table-cell office:value-type="float" office:value="179" table:style-name="ce6">
            <text:p>179</text:p>
          </table:table-cell>
          <table:table-cell office:value-type="float" office:value="169.62190000000001" table:style-name="ce6">
            <text:p>170</text:p>
          </table:table-cell>
          <table:table-cell office:value-type="float" office:value="38" table:style-name="ce6">
            <text:p>38</text:p>
          </table:table-cell>
          <table:table-cell office:value-type="float" office:value="37.529730000000001" table:style-name="ce6">
            <text:p>3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72" table:style-name="ce6">
            <text:p>1,772</text:p>
          </table:table-cell>
          <table:table-cell office:value-type="float" office:value="1641.3253999999968" table:style-name="ce6">
            <text:p>1,641</text:p>
          </table:table-cell>
          <table:table-cell office:value-type="float" office:value="197" table:style-name="ce6">
            <text:p>197</text:p>
          </table:table-cell>
          <table:table-cell office:value-type="float" office:value="178.7" table:style-name="ce6">
            <text:p>17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7" table:style-name="ce4">
            <text:p>197</text:p>
          </table:table-cell>
          <table:table-cell office:value-type="float" office:value="178.7" table:style-name="ce4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1969" table:style-name="ce4">
            <text:p>1,969</text:p>
          </table:table-cell>
          <table:table-cell office:value-type="float" office:value="1820.0253999999968" table:style-name="ce4">
            <text:p>1,820</text:p>
          </table:table-cell>
          <table:table-cell office:value-type="float" office:value="3664532.33" table:style-name="ce4">
            <text:p>3,664,532</text:p>
          </table:table-cell>
          <table:table-cell office:value-type="float" office:value="63775.86" table:style-name="ce4">
            <text:p>63,776</text:p>
          </table:table-cell>
          <table:table-cell office:value-type="float" office:value="4919.2199999999975" table:style-name="ce4">
            <text:p>4,919</text:p>
          </table:table-cell>
          <table:table-cell office:value-type="float" office:value="199757.11000000002" table:style-name="ce4">
            <text:p>199,757</text:p>
          </table:table-cell>
          <table:table-cell office:value-type="float" office:value="911644.15999999992" table:style-name="ce4">
            <text:p>911,644</text:p>
          </table:table-cell>
          <table:table-cell office:value-type="float" office:value="353080.11000000004" table:style-name="ce4">
            <text:p>353,080</text:p>
          </table:table-cell>
          <table:table-cell office:value-type="float" office:value="5197708.79" table:style-name="ce4">
            <text:p>5,197,709</text:p>
          </table:table-cell>
          <table:table-cell office:value-type="float" office:value="711273.73000000021" table:style-name="ce4">
            <text:p>711,274</text:p>
          </table:table-cell>
          <table:table-cell office:value-type="float" office:value="0" table:style-name="ce4">
            <text:p>0</text:p>
          </table:table-cell>
          <table:table-cell office:value-type="float" office:value="711273.73000000021" table:style-name="ce4">
            <text:p>711,274</text:p>
          </table:table-cell>
          <table:table-cell office:value-type="float" office:value="5908982.5200000005" table:style-name="ce4">
            <text:p>5,908,98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258" table:style-name="ce6">
            <text:p>2,258</text:p>
          </table:table-cell>
          <table:table-cell office:value-type="float" office:value="2033.3640990990932" table:style-name="ce6">
            <text:p>2,033</text:p>
          </table:table-cell>
          <table:table-cell office:value-type="float" office:value="2258" table:style-name="ce6">
            <text:p>2,258</text:p>
          </table:table-cell>
          <table:table-cell office:value-type="float" office:value="2033.3640990990932" table:style-name="ce6">
            <text:p>2,033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2311" table:style-name="ce4">
            <text:p>2,311</text:p>
          </table:table-cell>
          <table:table-cell office:value-type="float" office:value="2086.3640990990934" table:style-name="ce4">
            <text:p>2,086</text:p>
          </table:table-cell>
          <table:table-cell office:value-type="float" office:value="12649273.310000006" table:style-name="ce4">
            <text:p>12,649,2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649273.310000006" table:style-name="ce4">
            <text:p>12,649,273</text:p>
          </table:table-cell>
          <table:table-cell office:value-type="float" office:value="594932.41999999993" table:style-name="ce4">
            <text:p>594,932</text:p>
          </table:table-cell>
          <table:table-cell office:value-type="float" office:value="0" table:style-name="ce4">
            <text:p>0</text:p>
          </table:table-cell>
          <table:table-cell office:value-type="float" office:value="594932.41999999993" table:style-name="ce4">
            <text:p>594,932</text:p>
          </table:table-cell>
          <table:table-cell office:value-type="float" office:value="13244205.730000006" table:style-name="ce4">
            <text:p>13,244,20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1" table:style-name="ce6">
            <text:p>111</text:p>
          </table:table-cell>
          <table:table-cell office:value-type="float" office:value="103.34" table:style-name="ce6">
            <text:p>103</text:p>
          </table:table-cell>
          <table:table-cell office:value-type="float" office:value="111" table:style-name="ce6">
            <text:p>111</text:p>
          </table:table-cell>
          <table:table-cell office:value-type="float" office:value="103.34" table:style-name="ce6">
            <text:p>10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1" table:style-name="ce4">
            <text:p>111</text:p>
          </table:table-cell>
          <table:table-cell office:value-type="float" office:value="103.34" table:style-name="ce4">
            <text:p>103</text:p>
          </table:table-cell>
          <table:table-cell office:value-type="float" office:value="558778" table:style-name="ce4">
            <text:p>558,778</text:p>
          </table:table-cell>
          <table:table-cell office:value-type="float" office:value="0" table:style-name="ce4">
            <text:p>0</text:p>
          </table:table-cell>
          <table:table-cell office:value-type="float" office:value="2230" table:style-name="ce4">
            <text:p>2,2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1008" table:style-name="ce4">
            <text:p>561,0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1008" table:style-name="ce4">
            <text:p>561,00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6">
            <text:p>3</text:p>
          </table:table-cell>
          <table:table-cell office:value-type="float" office:value="24" table:style-name="ce6">
            <text:p>24</text:p>
          </table:table-cell>
          <table:table-cell office:value-type="float" office:value="23.6" table:style-name="ce6">
            <text:p>24</text:p>
          </table:table-cell>
          <table:table-cell office:value-type="float" office:value="62" table:style-name="ce6">
            <text:p>62</text:p>
          </table:table-cell>
          <table:table-cell office:value-type="float" office:value="61.4" table:style-name="ce6">
            <text:p>61</text:p>
          </table:table-cell>
          <table:table-cell office:value-type="float" office:value="11" table:style-name="ce6">
            <text:p>11</text:p>
          </table:table-cell>
          <table:table-cell office:value-type="float" office:value="10.6" table:style-name="ce6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.4" table:style-name="ce6">
            <text:p>0</text:p>
          </table:table-cell>
          <table:table-cell office:value-type="float" office:value="102" table:style-name="ce6">
            <text:p>102</text:p>
          </table:table-cell>
          <table:table-cell office:value-type="float" office:value="99.8" table:style-name="ce6">
            <text:p>10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.1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4.199999999999999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8" table:style-name="ce4">
            <text:p>108</text:p>
          </table:table-cell>
          <table:table-cell office:value-type="float" office:value="104" table:style-name="ce4">
            <text:p>104</text:p>
          </table:table-cell>
          <table:table-cell office:value-type="float" office:value="345546.98" table:style-name="ce4">
            <text:p>345,547</text:p>
          </table:table-cell>
          <table:table-cell office:value-type="float" office:value="4466.6100000000006" table:style-name="ce4">
            <text:p>4,467</text:p>
          </table:table-cell>
          <table:table-cell office:value-type="float" office:value="-180" table:style-name="ce4">
            <text:p>-180</text:p>
          </table:table-cell>
          <table:table-cell office:value-type="float" office:value="0" table:style-name="ce4">
            <text:p>0</text:p>
          </table:table-cell>
          <table:table-cell office:value-type="float" office:value="82383.069999999992" table:style-name="ce4">
            <text:p>82,383</text:p>
          </table:table-cell>
          <table:table-cell office:value-type="float" office:value="36474.900000000009" table:style-name="ce4">
            <text:p>36,475</text:p>
          </table:table-cell>
          <table:table-cell office:value-type="float" office:value="468691.56" table:style-name="ce4">
            <text:p>468,692</text:p>
          </table:table-cell>
          <table:table-cell office:value-type="float" office:value="24235.51" table:style-name="ce4">
            <text:p>24,236</text:p>
          </table:table-cell>
          <table:table-cell office:value-type="float" office:value="2184" table:style-name="ce4">
            <text:p>2,184</text:p>
          </table:table-cell>
          <table:table-cell office:value-type="float" office:value="26419.51" table:style-name="ce4">
            <text:p>26,420</text:p>
          </table:table-cell>
          <table:table-cell office:value-type="float" office:value="495111.07" table:style-name="ce4">
            <text:p>495,11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6">
            <text:p>38</text:p>
          </table:table-cell>
          <table:table-cell office:value-type="float" office:value="35.659999999999997" table:style-name="ce6">
            <text:p>36</text:p>
          </table:table-cell>
          <table:table-cell office:value-type="float" office:value="38" table:style-name="ce6">
            <text:p>38</text:p>
          </table:table-cell>
          <table:table-cell office:value-type="float" office:value="35.659999999999997" table:style-name="ce6">
            <text:p>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5.659999999999997" table:style-name="ce4">
            <text:p>36</text:p>
          </table:table-cell>
          <table:table-cell office:value-type="float" office:value="281303.91000000015" table:style-name="ce4">
            <text:p>281,3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1303.91000000015" table:style-name="ce4">
            <text:p>281,3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1303.91000000015" table:style-name="ce4">
            <text:p>281,30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4" table:style-name="ce6">
            <text:p>14</text:p>
          </table:table-cell>
          <table:table-cell office:value-type="float" office:value="13.1" table:style-name="ce6">
            <text:p>13</text:p>
          </table:table-cell>
          <table:table-cell office:value-type="float" office:value="134" table:style-name="ce6">
            <text:p>134</text:p>
          </table:table-cell>
          <table:table-cell office:value-type="float" office:value="131.1" table:style-name="ce6">
            <text:p>131</text:p>
          </table:table-cell>
          <table:table-cell office:value-type="float" office:value="55" table:style-name="ce6">
            <text:p>55</text:p>
          </table:table-cell>
          <table:table-cell office:value-type="float" office:value="53.9" table:style-name="ce6">
            <text:p>54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6" table:style-name="ce6">
            <text:p>216</text:p>
          </table:table-cell>
          <table:table-cell office:value-type="float" office:value="210.1" table:style-name="ce6">
            <text:p>210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4">
            <text:p>13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229" table:style-name="ce4">
            <text:p>229</text:p>
          </table:table-cell>
          <table:table-cell office:value-type="float" office:value="223.1" table:style-name="ce4">
            <text:p>223</text:p>
          </table:table-cell>
          <table:table-cell office:value-type="float" office:value="550950.54" table:style-name="ce4">
            <text:p>550,951</text:p>
          </table:table-cell>
          <table:table-cell office:value-type="float" office:value="4887.08" table:style-name="ce4">
            <text:p>4,887</text:p>
          </table:table-cell>
          <table:table-cell office:value-type="float" office:value="21419.96" table:style-name="ce4">
            <text:p>21,420</text:p>
          </table:table-cell>
          <table:table-cell office:value-type="float" office:value="4139.88" table:style-name="ce4">
            <text:p>4,140</text:p>
          </table:table-cell>
          <table:table-cell office:value-type="float" office:value="114291.29" table:style-name="ce4">
            <text:p>114,291</text:p>
          </table:table-cell>
          <table:table-cell office:value-type="float" office:value="47985.740000000005" table:style-name="ce4">
            <text:p>47,986</text:p>
          </table:table-cell>
          <table:table-cell office:value-type="float" office:value="743674.49" table:style-name="ce4">
            <text:p>743,674</text:p>
          </table:table-cell>
          <table:table-cell office:value-type="float" office:value="60048.59" table:style-name="ce4">
            <text:p>60,049</text:p>
          </table:table-cell>
          <table:table-cell office:value-type="float" office:value="9840" table:style-name="ce4">
            <text:p>9,840</text:p>
          </table:table-cell>
          <table:table-cell office:value-type="float" office:value="69888.59" table:style-name="ce4">
            <text:p>69,889</text:p>
          </table:table-cell>
          <table:table-cell office:value-type="float" office:value="813563.08" table:style-name="ce4">
            <text:p>813,56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float" office:value="14.6" table:style-name="ce6">
            <text:p>15</text:p>
          </table:table-cell>
          <table:table-cell office:value-type="float" office:value="47" table:style-name="ce6">
            <text:p>47</text:p>
          </table:table-cell>
          <table:table-cell office:value-type="float" office:value="45.11" table:style-name="ce6">
            <text:p>45</text:p>
          </table:table-cell>
          <table:table-cell office:value-type="float" office:value="30" table:style-name="ce6">
            <text:p>30</text:p>
          </table:table-cell>
          <table:table-cell office:value-type="float" office:value="29.81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7" table:style-name="ce6">
            <text:p>97</text:p>
          </table:table-cell>
          <table:table-cell office:value-type="float" office:value="94.52" table:style-name="ce6">
            <text:p>9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" table:style-name="ce4">
            <text:p>97</text:p>
          </table:table-cell>
          <table:table-cell office:value-type="float" office:value="94.52" table:style-name="ce4">
            <text:p>95</text:p>
          </table:table-cell>
          <table:table-cell office:value-type="float" office:value="380919.24" table:style-name="ce4">
            <text:p>380,919</text:p>
          </table:table-cell>
          <table:table-cell office:value-type="float" office:value="3988.2000000000003" table:style-name="ce4">
            <text:p>3,988</text:p>
          </table:table-cell>
          <table:table-cell office:value-type="float" office:value="1465" table:style-name="ce4">
            <text:p>1,465</text:p>
          </table:table-cell>
          <table:table-cell office:value-type="float" office:value="0" table:style-name="ce4">
            <text:p>0</text:p>
          </table:table-cell>
          <table:table-cell office:value-type="float" office:value="91659.760000000009" table:style-name="ce4">
            <text:p>91,660</text:p>
          </table:table-cell>
          <table:table-cell office:value-type="float" office:value="39956.070000000007" table:style-name="ce4">
            <text:p>39,956</text:p>
          </table:table-cell>
          <table:table-cell office:value-type="float" office:value="517988.27" table:style-name="ce4">
            <text:p>517,988</text:p>
          </table:table-cell>
          <table:table-cell office:value-type="float" office:value="-1580.45" table:style-name="ce4">
            <text:p>-1,580</text:p>
          </table:table-cell>
          <table:table-cell office:value-type="float" office:value="0" table:style-name="ce4">
            <text:p>0</text:p>
          </table:table-cell>
          <table:table-cell office:value-type="float" office:value="-1580.45" table:style-name="ce4">
            <text:p>-1,580</text:p>
          </table:table-cell>
          <table:table-cell office:value-type="float" office:value="516407.82" table:style-name="ce4">
            <text:p>516,40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November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7" table:style-name="ce6">
            <text:p>7</text:p>
          </table:table-cell>
          <table:table-cell office:value-type="float" office:value="6.59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8.61" table:style-name="ce6">
            <text:p>9</text:p>
          </table:table-cell>
          <table:table-cell office:value-type="float" office:value="17" table:style-name="ce6">
            <text:p>17</text:p>
          </table:table-cell>
          <table:table-cell office:value-type="float" office:value="16.329999999999998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7.2" table:style-name="ce6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60" table:style-name="ce6">
            <text:p>60</text:p>
          </table:table-cell>
          <table:table-cell office:value-type="float" office:value="57.73" table:style-name="ce6">
            <text:p>58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3" table:style-name="ce4">
            <text:p>63</text:p>
          </table:table-cell>
          <table:table-cell office:value-type="float" office:value="55.73" table:style-name="ce4">
            <text:p>56</text:p>
          </table:table-cell>
          <table:table-cell office:value-type="float" office:value="192747.53000000003" table:style-name="ce4">
            <text:p>192,748</text:p>
          </table:table-cell>
          <table:table-cell office:value-type="float" office:value="5128.88" table:style-name="ce4">
            <text:p>5,129</text:p>
          </table:table-cell>
          <table:table-cell office:value-type="float" office:value="2100" table:style-name="ce4">
            <text:p>2,100</text:p>
          </table:table-cell>
          <table:table-cell office:value-type="float" office:value="0" table:style-name="ce4">
            <text:p>0</text:p>
          </table:table-cell>
          <table:table-cell office:value-type="float" office:value="56647.76" table:style-name="ce4">
            <text:p>56,648</text:p>
          </table:table-cell>
          <table:table-cell office:value-type="float" office:value="23523" table:style-name="ce4">
            <text:p>23,523</text:p>
          </table:table-cell>
          <table:table-cell office:value-type="float" office:value="280147.17000000004" table:style-name="ce4">
            <text:p>280,147</text:p>
          </table:table-cell>
          <table:table-cell office:value-type="float" office:value="54434.21" table:style-name="ce4">
            <text:p>54,434</text:p>
          </table:table-cell>
          <table:table-cell office:value-type="float" office:value="0" table:style-name="ce4">
            <text:p>0</text:p>
          </table:table-cell>
          <table:table-cell office:value-type="float" office:value="54434.21" table:style-name="ce4">
            <text:p>54,434</text:p>
          </table:table-cell>
          <table:table-cell office:value-type="float" office:value="334581.38000000006" table:style-name="ce4">
            <text:p>334,581</text:p>
          </table:table-cell>
          <table:table-cell table:number-columns-repeated="16343"/>
        </table:table-row>
        <table:table-row table:number-rows-repeated="14" table:style-name="ro2">
          <table:table-cell table:style-name="ce3"/>
          <table:table-cell table:number-columns-repeated="4" table:style-name="ce1"/>
          <table:table-cell table:number-columns-repeated="19" table:style-name="ce6"/>
          <table:table-cell table:number-columns-repeated="17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4-02-23T09:48:31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